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Calibri" style:font-name-complex="Calibri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alibri" style:font-name-complex="Calibri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style:font-name="Calibri" style:font-name-complex="Calibri" fo:language="ru" fo:country="RU"/>
    </style:style>
    <style:style style:name="T23" style:parent-style-name="Основнойшрифтабзаца" style:family="text">
      <style:text-properties style:font-name="Calibri" style:font-name-complex="Calibri"/>
    </style:style>
    <style:style style:name="T24" style:parent-style-name="Основнойшрифтабзаца" style:family="text">
      <style:text-properties style:font-name="Calibri" style:font-name-complex="Calibri" fo:language="ru" fo:country="RU"/>
    </style:style>
    <style:style style:name="T25" style:parent-style-name="Основнойшрифтабзаца" style:family="text">
      <style:text-properties style:font-name="Calibri" style:font-name-complex="Calibri"/>
    </style:style>
    <style:style style:name="T26" style:parent-style-name="Основнойшрифтабзаца" style:family="text">
      <style:text-properties style:font-name="Calibri" style:font-name-complex="Calibri"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style:font-name="Calibri" style:font-name-complex="Calibri" fo:language="ru" fo:country="RU"/>
    </style:style>
    <style:style style:name="T33" style:parent-style-name="Основнойшрифтабзаца" style:family="text">
      <style:text-properties style:font-name="Calibri" style:font-name-complex="Calibri"/>
    </style:style>
    <style:style style:name="T34" style:parent-style-name="Основнойшрифтабзаца" style:family="text">
      <style:text-properties style:font-name="Calibri" style:font-name-complex="Calibri"/>
    </style:style>
    <style:style style:name="T35" style:parent-style-name="Основнойшрифтабзаца" style:family="text">
      <style:text-properties style:font-name="Calibri" style:font-name-complex="Calibri" fo:language="ru" fo:country="RU"/>
    </style:style>
    <style:style style:name="P36" style:parent-style-name="TableContents" style:list-style-name="LFO1" style:family="paragraph">
      <style:text-properties style:font-name="Calibri" style:font-name-complex="Calibri" fo:language="ru" fo:country="RU"/>
    </style:style>
    <style:style style:name="P37" style:parent-style-name="TableContents" style:list-style-name="LFO1" style:family="paragraph"/>
    <style:style style:name="T38" style:parent-style-name="Основнойшрифтабзаца" style:family="text">
      <style:text-properties style:font-name="Calibri" style:font-name-complex="Calibri" fo:language="ru" fo:country="RU"/>
    </style:style>
    <style:style style:name="T39" style:parent-style-name="Основнойшрифтабзаца" style:family="text">
      <style:text-properties style:font-name="Calibri" style:font-name-complex="Calibri"/>
    </style:style>
    <style:style style:name="T40" style:parent-style-name="Основнойшрифтабзаца" style:family="text">
      <style:text-properties style:font-name="Calibri" style:font-name-complex="Calibri" fo:language="ru" fo:country="RU"/>
    </style:style>
    <style:style style:name="P41" style:parent-style-name="TableContents" style:list-style-name="LFO1" style:family="paragraph"/>
    <style:style style:name="T42" style:parent-style-name="Основнойшрифтабзаца" style:family="text">
      <style:text-properties style:font-name="Calibri" style:font-name-complex="Calibri" fo:language="ru" fo:country="RU"/>
    </style:style>
    <style:style style:name="T43" style:parent-style-name="Основнойшрифтабзаца" style:family="text">
      <style:text-properties style:font-name="Calibri" style:font-name-complex="Calibri"/>
    </style:style>
    <style:style style:name="T44" style:parent-style-name="Основнойшрифтабзаца" style:family="text">
      <style:text-properties style:font-name="Calibri" style:font-name-complex="Calibri" fo:language="ru" fo:country="RU"/>
    </style:style>
    <style:style style:name="T45" style:parent-style-name="Основнойшрифтабзаца" style:family="text">
      <style:text-properties style:font-name="Calibri" style:font-name-complex="Calibri"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list-style-name="LFO2" style:family="paragraph"/>
    <style:style style:name="T69" style:parent-style-name="Основнойшрифтабзаца" style:family="text">
      <style:text-properties fo:language="ru" fo:country="RU"/>
    </style:style>
    <style:style style:name="P70" style:parent-style-name="TableContents" style:list-style-name="LFO2" style:family="paragraph"/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list-style-name="LFO3" style:family="paragraph"/>
    <style:style style:name="T91" style:parent-style-name="Основнойшрифтабзаца" style:family="text">
      <style:text-properties fo:language="ru" fo:country="RU"/>
    </style:style>
    <style:style style:name="P92" style:parent-style-name="TableContents" style:list-style-name="LFO3" style:family="paragraph"/>
    <style:style style:name="T93" style:parent-style-name="Основнойшрифтабзаца" style:family="text">
      <style:text-properties fo:language="ru" fo:country="RU"/>
    </style:style>
    <style:style style:name="P94" style:parent-style-name="TableContents" style:list-style-name="LFO3" style:family="paragraph"/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105" style:parent-style-name="Основнойшрифтабзаца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106" style:parent-style-name="Основнойшрифтабзаца" style:family="text">
      <style:text-properties style:font-name="Arial" style:font-name-complex="Arial" fo:color="#202122" fo:font-size="10.5pt" style:font-size-asian="10.5pt" style:font-size-complex="10.5pt" fo:background-color="#FFFFFF" fo:language="ru" fo:country="RU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TableContents" style:family="paragraph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Основнойшрифтабзаца" style:family="text">
      <style:text-properties style:letter-kerning="false" fo:language="ru" fo:country="RU"/>
    </style:style>
    <style:style style:name="T129" style:parent-style-name="Основнойшрифтабзаца" style:family="text">
      <style:text-properties style:letter-kerning="false" fo:language="ru" fo:country="RU"/>
    </style:style>
    <style:style style:name="T130" style:parent-style-name="Основнойшрифтабзаца" style:family="text">
      <style:text-properties style:letter-kerning="false"/>
    </style:style>
    <style:style style:name="T131" style:parent-style-name="Основнойшрифтабзаца" style:family="text">
      <style:text-properties style:letter-kerning="false" fo:language="ru" fo:country="RU"/>
    </style:style>
    <style:style style:name="T132" style:parent-style-name="Основнойшрифтабзаца" style:family="text">
      <style:text-properties style:letter-kerning="false"/>
    </style:style>
    <style:style style:name="T133" style:parent-style-name="Основнойшрифтабзаца" style:family="text">
      <style:text-properties style:letter-kerning="false" fo:language="ru" fo:country="RU"/>
    </style:style>
    <style:style style:name="P13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Харьков Николай Никола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Возможность классов, которые являются дочерними или реализующие<text:s/>интерфейс, изменить тело метода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Внутренние классы, которые могут быть как статическими так и не статическими. Анонимные классы</text:span><text:span text:style-name="T23">,<text:s/></text:span><text:span text:style-name="T24">локальные классы</text:span><text:span text:style-name="T25">,<text:s/></text:span><text:span text:style-name="T26">абстрактные.</text:span>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 можно использовать модификатор<text:s/></text:span>final<text:span text:style-name="T30">?</text:span></text:p>
          </table:table-cell>
          <table:table-cell table:style-name="TableCell31">
            <text:p text:style-name="TableContents"><text:span text:style-name="T32">Ключевое слово<text:s/></text:span><text:span text:style-name="T33">fi</text:span><text:span text:style-name="T34">nal</text:span><text:span text:style-name="T35"><text:s/>можно использовать на трех уровнях:</text:span></text:p>
            <text:list text:style-name="LFO1" text:continue-numbering="true">
              <text:list-item>
                <text:p text:style-name="P36">На уровне класса. Значит класс не может иметь наследников.</text:p>
              </text:list-item>
              <text:list-item>
                <text:p text:style-name="P37"><text:span text:style-name="T38">На уровне метода. Классы наследник не могут переопределить<text:s/></text:span><text:span text:style-name="T39">final</text:span><text:span text:style-name="T40"><text:s/>метод.</text:span></text:p>
              </text:list-item>
              <text:list-item>
                <text:p text:style-name="P41"><text:span text:style-name="T42">На уровне полей класса.<text:s/></text:span><text:span text:style-name="T43">Final</text:span><text:span text:style-name="T44"><text:s/>поля являются константами и не могут быть<text:s/></text:span><text:span text:style-name="T45">изменены.</text:span></text:p>
              </text:list-item>
            </text:list>
          </table:table-cell>
        </table:table-row>
        <table:table-row table:style-name="TableRow46">
          <table:table-cell table:style-name="TableCell47">
            <text:p text:style-name="TableContents"><text:span text:style-name="T48">Какие есть варианты использования ключевого слова<text:s/></text:span>try<text:span text:style-name="T49">?</text:span></text:p>
          </table:table-cell>
          <table:table-cell table:style-name="TableCell50">
            <text:p text:style-name="TableContents"><text:span text:style-name="T51">Ключевое слово<text:s/></text:span>try<text:span text:style-name="T52"><text:s/>используется для блока кода, который может вызвать ошибку. Используется в конструкции “</text:span>try<text:span text:style-name="T53">-</text:span>catch<text:span text:style-name="T54">”. Так же можно использовать для реализации механизма “</text:span>try<text:span text:style-name="T55">-</text:span>with<text:span text:style-name="T56">-</text:span>resources<text:span text:style-name="T57">”. В таком случаи<text:s/></text:span>try<text:span text:style-name="T58"><text:s/>создаст неявный блок<text:s/></text:span>finally<text:span text:style-name="T59">, который автоматически закроет ресурс. Для этого необходимо использовать классы</text:span>,<text:s/><text:span text:style-name="T60">которые реализуют интерфейс<text:s/></text:span>AutoCloseble<text:span text:style-name="T61">.</text:span></text:p>
          </table:table-cell>
        </table:table-row>
        <table:table-row table:style-name="TableRow62">
          <table:table-cell table:style-name="TableCell63">
            <text:p text:style-name="TableContents"><text:span text:style-name="T64">Какие есть стандартные реализации интерфейса<text:s/></text:span>List<text:span text:style-name="T65"><text:s/>и в каких ситуациях их</text:span><text:span text:style-name="T66"><text:s/>нужно использовать?</text:span></text:p>
          </table:table-cell>
          <table:table-cell table:style-name="TableCell67">
            <text:list text:style-name="LFO2" text:continue-numbering="true">
              <text:list-item>
                <text:p text:style-name="P68">ArrayList<text:span text:style-name="T69"><text:s/>– данный класс является “оберткой” над стандартным массивом, делая его динамически расширяемым. Удобен для заполнения и вывода данных, когда мы не знаем и точное количество.</text:span></text:p>
              </text:list-item>
              <text:list-item>
                <text:p text:style-name="P70">LinkedList<text:span text:style-name="T71"><text:s/>– представляет из себя “Двух связный спи</text:span><text:span text:style-name="T72">сок”. Состоит из<text:s/></text:span>Node<text:span text:style-name="T73">, которые содержат в себе элемент, ссылки на следующую и предыдущую<text:s/></text:span>Node<text:span text:style-name="T74">. В отличии от<text:s/></text:span>ArrayList<text:span text:style-name="T75">, имеет более быструю вставку в начало, середину, т.к не требуется производить копирование массива. Имеет константный доступ к первому и по</text:span><text:span text:style-name="T76">следнему элементу. Подходит, когда необходимо часто производить вставку и удаление.<text:s/></text:span></text:p>
              </text:list-item>
            </text:list>
          </table:table-cell>
        </table:table-row>
        <table:table-row table:style-name="TableRow77">
          <table:table-cell table:style-name="TableCell78">
            <text:p text:style-name="P79">В чём основная идея стримов из пакета java.util.stream?</text:p>
          </table:table-cell>
          <table:table-cell table:style-name="TableCell80">
            <text:p text:style-name="TableContents"><text:span text:style-name="T81">Является “Синтаксическим сахаром”. Упрощает работу с коллекциями, с помощью<text:s/></text:span>Lambda<text:s/><text:span text:style-name="T82">выражений.</text:span></text:p>
          </table:table-cell>
        </table:table-row>
        <table:table-row table:style-name="TableRow83">
          <table:table-cell table:style-name="TableCell84" table:number-columns-spanned="2">
            <text:p text:style-name="P85">Разное</text:p>
          </table:table-cell>
          <table:covered-table-cell/>
        </table:table-row>
        <table:table-row table:style-name="TableRow86">
          <table:table-cell table:style-name="TableCell87">
            <text:p text:style-name="P88">Каким<text:s/>критериям должна удовлетворять «хорошая» хэш-функция?</text:p>
          </table:table-cell>
          <table:table-cell table:style-name="TableCell89">
            <text:list text:style-name="LFO3" text:continue-numbering="true">
              <text:list-item>
                <text:p text:style-name="P90"><text:span text:style-name="T91">Быстрое вычисление.</text:span></text:p>
              </text:list-item>
              <text:list-item>
                <text:p text:style-name="P92"><text:span text:style-name="T93">Минимальное кол-во коллизий.</text:span></text:p>
              </text:list-item>
              <text:list-item>
                <text:p text:style-name="P94"><text:span text:style-name="T95">Использование тех же полей, которые используются в методе<text:s/></text:span>equals<text:span text:style-name="T96">.</text:span></text:p>
              </text:list-item>
            </text:list>
          </table:table-cell>
        </table:table-row>
        <table:table-row table:style-name="TableRow97">
          <table:table-cell table:style-name="TableCell98">
            <text:p text:style-name="TableContents"><text:span text:style-name="T99">В чём причина популярности и широкого распространения кодировки<text:s/></text:span>UTF<text:span text:style-name="T100">-8?</text:span></text:p>
          </table:table-cell>
          <table:table-cell table:style-name="TableCell101">
            <text:p text:style-name="TableContents">UTF<text:span text:style-name="T102">-8 дает комп</text:span><text:span text:style-name="T103">актное хранение и передачу символов Юникода. Обратная совместимость с<text:s/></text:span><text:span text:style-name="T104">кодировкой</text:span><text:span text:style-name="T105"> </text:span>ASCII<text:span text:style-name="T106">.</text:span></text:p>
          </table:table-cell>
        </table:table-row>
        <table:table-row table:style-name="TableRow107">
          <table:table-cell table:style-name="TableCell108">
            <text:p text:style-name="TableContents"><text:span text:style-name="T109">Сравните форматы<text:s/></text:span>XML<text:span text:style-name="T110"><text:s/>и<text:s/></text:span>JSON<text:span text:style-name="T111">. Когда какой использовать?</text:span></text:p>
          </table:table-cell>
          <table:table-cell table:style-name="TableCell112">
            <text:p text:style-name="TableContents">JSON<text:span text:style-name="T113"><text:s/>– текстовый формат обмена данных. Данные хранятся в виде “пар ключ-значение”. Благодаря простоте<text:s/></text:span><text:span text:style-name="T114">удобен для обмена данных между браузером и сервером или между веб-сайтами (</text:span>HTTP<text:span text:style-name="T115"><text:s/>протокол)</text:span></text:p>
            <text:p text:style-name="P116"/>
            <text:p text:style-name="TableContents">XML<text:span text:style-name="T117"><text:s/>– расширяемый язык разметки. Позволяет писать кастомные теги.<text:s/></text:span>XML<text:span text:style-name="T118"><text:s/>более сложный, в чтении в сравнении с<text:s/></text:span>JSON<text:span text:style-name="T119">. Используется для настройки программ (</text:span>pom<text:span text:style-name="T120">.</text:span>xml<text:span text:style-name="T121">). Може</text:span><text:span text:style-name="T122">т использоваться для обработки и форматирования документов и объектов.</text:span></text:p>
          </table:table-cell>
        </table:table-row>
        <table:table-row table:style-name="TableRow123">
          <table:table-cell table:style-name="TableCell124">
            <text:p text:style-name="TableContents"><text:span text:style-name="T125">Опишите что будет происходить «под капотом» после ввода адреса сайта в браузере и нажатия<text:s/></text:span>Enter<text:span text:style-name="T126">?</text:span></text:p>
          </table:table-cell>
          <table:table-cell table:style-name="TableCell127">
            <text:p text:style-name="TableContents"><text:span text:style-name="T128">Б</text:span><text:span text:style-name="T129">раузер отправит запрос на получение<text:s/></text:span><text:span text:style-name="T130">IP</text:span><text:span text:style-name="T131">-адреса сервера, отвечающего за работу сайта,<text:s/></text:span><text:span text:style-name="T132">DNS</text:span><text:span text:style-name="T133">-серверу. Потом браузер установит соединение с сервером сайта, после чего сделает нужный запрос серверу с сайтом.</text:span>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kolay Kharkov</dc:creator>
    <meta:creation-date>2017-10-20T23:40:00Z</meta:creation-date>
    <dc:date>2022-04-28T08:44:00Z</dc:date>
    <meta:template xlink:href="Normal" xlink:type="simple"/>
    <meta:editing-cycles>7</meta:editing-cycles>
    <meta:editing-duration>PT5520S</meta:editing-duration>
    <meta:document-statistic meta:page-count="1" meta:paragraph-count="6" meta:word-count="464" meta:character-count="3109" meta:row-count="22" meta:non-whitespace-character-count="2651"/>
  </office:meta>
</office:document-meta>
</file>